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b61e7" officeooo:paragraph-rsid="000b61e7"/>
    </style:style>
    <style:style style:name="P2" style:family="paragraph" style:parent-style-name="Standard">
      <style:paragraph-properties fo:break-before="page"/>
      <style:text-properties fo:language="en" fo:country="US" officeooo:rsid="000b61e7" officeooo:paragraph-rsid="000b61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e 1</text:p>
      <text:p text:style-name="P2">page 2</text:p>
      <text:p text:style-name="P1"/>
      <text:p text:style-name="P2">page 3</text:p>
      <text:p text:style-name="P2">page 4 </text:p>
      <text:p text:style-name="P2">End page 5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15:28:50.477000000</meta:creation-date>
    <dc:date>2016-01-24T15:30:08.802000000</dc:date>
    <meta:editing-duration>PT1M18S</meta:editing-duration>
    <meta:editing-cycles>1</meta:editing-cycles>
    <meta:document-statistic meta:table-count="0" meta:image-count="0" meta:object-count="0" meta:page-count="5" meta:paragraph-count="5" meta:word-count="11" meta:character-count="38" meta:non-whitespace-character-count="31"/>
    <meta:generator>LibreOffice/5.0.4.2$Windows_X86_64 LibreOffice_project/2b9802c1994aa0b7dc6079e128979269cf95bc78</meta:generator>
  </office:meta>
</office:document-meta>
</file>